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officeooo:rsid="00a791d5" officeooo:paragraph-rsid="00011ee8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tyle="italic" officeooo:rsid="00a00e90" officeooo:paragraph-rsid="00011ee8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tyle="italic" officeooo:rsid="00a1715b" officeooo:paragraph-rsid="00011ee8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tyle="italic" officeooo:rsid="00a1780c" officeooo:paragraph-rsid="00011ee8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000000" officeooo:rsid="00a00e90" officeooo:paragraph-rsid="00011ee8"/>
    </style:style>
    <style:style style:name="P6" style:family="paragraph" style:parent-style-name="Standard">
      <style:paragraph-properties fo:text-align="start" style:justify-single-word="false"/>
      <style:text-properties fo:color="#000000" officeooo:rsid="00a1715b" officeooo:paragraph-rsid="00011ee8"/>
    </style:style>
    <style:style style:name="P7" style:family="paragraph" style:parent-style-name="Standard">
      <style:paragraph-properties fo:text-align="start" style:justify-single-word="false"/>
      <style:text-properties fo:color="#000000" officeooo:rsid="00a1780c" officeooo:paragraph-rsid="00011ee8"/>
    </style:style>
    <style:style style:name="P8" style:family="paragraph" style:parent-style-name="Standard">
      <style:paragraph-properties fo:text-align="start" style:justify-single-word="false"/>
      <style:text-properties fo:color="#000000" fo:font-style="italic" officeooo:rsid="00a1780c" officeooo:paragraph-rsid="00011ee8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000000" officeooo:rsid="00a29fac" officeooo:paragraph-rsid="00011ee8"/>
    </style:style>
    <style:style style:name="P10" style:family="paragraph" style:parent-style-name="Standard">
      <style:paragraph-properties fo:text-align="start" style:justify-single-word="false"/>
      <style:text-properties fo:color="#000000" officeooo:rsid="017b2a00" officeooo:paragraph-rsid="00011ee8"/>
    </style:style>
    <style:style style:name="P11" style:family="paragraph" style:parent-style-name="Standard">
      <style:paragraph-properties fo:text-align="start" style:justify-single-word="false"/>
      <style:text-properties fo:color="#000000" officeooo:rsid="00a48ac7" officeooo:paragraph-rsid="00011ee8"/>
    </style:style>
    <style:style style:name="P12" style:family="paragraph" style:parent-style-name="Heading_20_2">
      <style:paragraph-properties fo:text-align="center" style:justify-single-word="false"/>
      <style:text-properties fo:color="#000000" style:font-name="Liberation Serif" fo:font-style="italic" officeooo:rsid="00a00e90" officeooo:paragraph-rsid="00011ee8" style:font-style-asian="italic" style:font-style-complex="italic"/>
    </style:style>
    <style:style style:name="T1" style:family="text">
      <style:text-properties officeooo:rsid="012cafde"/>
    </style:style>
    <style:style style:name="T2" style:family="text">
      <style:text-properties officeooo:rsid="0179d994"/>
    </style:style>
    <style:style style:name="T3" style:family="text">
      <style:text-properties officeooo:rsid="03439ec8"/>
    </style:style>
    <style:style style:name="T4" style:family="text">
      <style:text-properties officeooo:rsid="017b2a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7c1f5b"/>
    </style:style>
    <style:style style:name="T7" style:family="text">
      <style:text-properties officeooo:rsid="00a48ac7"/>
    </style:style>
    <style:style style:name="T8" style:family="text">
      <style:text-properties officeooo:rsid="00a646f6"/>
    </style:style>
    <style:style style:name="T9" style:family="text">
      <style:text-properties officeooo:rsid="017c28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/>
      <text:p text:style-name="P5">Федя, Яков и я крепко сдружились на почве сухого вина.</text:p>
      <text:p text:style-name="P5">После занятий мы шли в гастроном за универмагом, <text:span text:style-name="T1">что</text:span> напротив церкви, в которой когда-то бракосочетался Богдан Хмельницкий, и покупали четыре-пять бутылок сухого белого вина ёмкостью по 0,75 литра.</text:p>
      <text:p text:style-name="P6">Яков был сторонником умеренности и его дозу составляла всего <text:span text:style-name="T1">лишь </text:span>«одна довга». </text:p>
      <text:p text:style-name="P6">Мы же с Фёдором придерживались более либеральных воззрений.</text:p>
      <text:p text:style-name="P6"/>
      <text:p text:style-name="P6">От универмага мы спускались мимо базара и ресторана «Полiсся» ко второму мосту через Остёр, за которым начиналась улица Красных партизан постепенно переходящая в шоссе на Чернигов.</text:p>
      <text:p text:style-name="P6">Но наш маршрут покороче. Мы спускались в густую прибрежную траву недалеко от католической часовни и ложились там для возлияния.</text:p>
      <text:p text:style-name="P6">Дно винных бутылок покрывал толстый слой осадка, но мы умели пить с горл<text:span text:style-name="T2">á</text:span> не взбаламучивая его. </text:p>
      <text:p text:style-name="P6">Пустые бутылки мы швыряли в воды Остра, почти неподвижные, потому что где-то внизу по течению закрыты шлюзы плотины. Укоризненно покивав и покачавшись словно поплавок, бутылки застывали, указуя горлышком в небо.</text:p>
      <text:p text:style-name="P6"/>
      <text:p text:style-name="P3"><text:span text:style-name="T1">(...б</text:span>орцы с загрязнением окружающей среды не одобрили бы наши действия, но молодым беззаботным студентам все поллюции по колено. </text:p>
      <text:p text:style-name="P3">Кроме того, если сравнивать наше поведение со студенческими подвигами Михаила Ломоносова в германских университетах, мы — просто агнцы невинные. </text:p>
      <text:p text:style-name="P3">Читая о его фортелях, понимаешь — не зря шёл человек пешком <text:s/>от <text:span text:style-name="T2">самогó </text:span>Архангельска и <text:span text:style-name="T2">аж </text:span>до Москвы. </text:p>
      <text:p text:style-name="P3">Тяга к знаниям знает куда тянуть...<text:span text:style-name="T1">)</text:span></text:p>
      <text:p text:style-name="P3"/>
      <text:p text:style-name="P7">И в той траве, куда она нас притянула, мы вели просвещённые беседы о том, о сём, перемежая их прихлёбами из «довгих».</text:p>
      <text:p text:style-name="P7">Про то, что в Остре, когда он был ещё судоходным, затонул купеческий корабль с драгоценностями. Японцы предлагали провести чистку всего русла за свой счёт, при условии, что клад им достанется, но наши сказали: «дзуски, вам!»</text:p>
      <text:p text:style-name="P7">А латинист Литвинов, по кличке Люпус, безжалостная скотина.</text:p>
      <text:p text:style-name="P7">- Упражнение пятое. Прочтите седьмое предложение.</text:p>
      <text:p text:style-name="P7">А как прочтёшь, если впервые видишь? </text:p>
      <text:p text:style-name="P7">Конечно, это <text:span text:style-name="T1">упражнение </text:span>из домашнего задания, но где <text:span text:style-name="T3">ты </text:span>время<text:span text:style-name="T3"> найдёшь</text:span> <text:s/>на всё те задания?</text:p>
      <text:p text:style-name="P7">- Седьмое напечатано за шестым.</text:p>
      <text:p text:style-name="P7">- …</text:p>
      <text:p text:style-name="P7">- Перед восьмым.</text:p>
      <text:p text:style-name="P7">- …</text:p>
      <text:p text:style-name="P7">- Садитесь — два.</text:p>
      <text:p text:style-name="P7">Спокоен. Невозмутим. </text:p>
      <text:p text:style-name="P7">Голова похожа на электролампочку, только волос <text:span text:style-name="T4">чуть </text:span>побольше.</text:p>
      <text:p text:style-name="P7">Его красавица-жена сейчас на четвёртом курсе; а на первом, в зимнюю сессию, она смогла сдать ему зачёт только с шестого захода. Он расписался в зачётке и сказал:</text:p>
      <text:p text:style-name="P7">- Выходите за меня замуж.</text:p>
      <text:p text:style-name="P7">Она просекла, что в летнюю сессию по латыни будет не зачёт, а экзамен и поняла — сопротивление бесполезно.</text:p>
      <text:p text:style-name="P7"/>
      <text:p text:style-name="P7">И мы условились, что когда Федя с Яшей получат диплом, то на прощальной пирушке я <text:soft-page-break/>забреду в <text:span text:style-name="T1">воду </text:span>Ост<text:span text:style-name="T1">ра</text:span> с бокалом шампанского <text:span text:style-name="T1">в руке</text:span>. Как в фильме «Земля Санникова» поручик царской армии заходит в полосу прибоя вслед уплывающей к открытиям шхуне.</text:p>
      <text:p text:style-name="P8"><text:tab/><text:tab/><text:tab/>Есть только миг между прошлым и будущим,</text:p>
      <text:p text:style-name="P7"><text:span text:style-name="T5"><text:tab/><text:tab/><text:tab/>Именно он называется жизнь..</text:span>.</text:p>
      <text:p text:style-name="P7"/>
      <text:p text:style-name="P7">Потом мы, размякшие и счастливые, подымаемся из травы и идём к общежитию, обгоняя застывшие посреди реки горлышки ленивых бутылок.</text:p>
      <text:p text:style-name="P4"/>
      <text:p text:style-name="P4"><text:span text:style-name="T1">(...м</text:span>ы жили в эпоху застоя, но ещё не знали об этом...<text:span text:style-name="T1">)</text:span></text:p>
      <text:p text:style-name="P4"/>
      <text:p text:style-name="P9">В обложенном голубым кафелем душе на первом этаже общаги, я сделал открытие, что у меня очень даже звучный голос. Вот и привёз из Конотопа гитару и пел из своей комнаты на третьем этаже серенады никому.</text:p>
      <text:p text:style-name="P9">Ирина из Бахмача, похоже, оповестила англофачных артемид, что я не кошерная дичь.</text:p>
      <text:p text:style-name="P9">Томная задумчивость во взорах сменилась выражением насторожённой бдительности и моё появление в комнате каких-нибудь девушек уже не вызывало мгновенного предложения попить чайкý.</text:p>
      <text:p text:style-name="P9">Но я всё равно пел.</text:p>
      <text:p text:style-name="P9">Иногда с пятого этажа спускались ребята из музпеда и просили одолжить гитару хотя бы на вечер.</text:p>
      <text:p text:style-name="P9">Наверное, отдохнуть хотели...</text:p>
      <text:p text:style-name="P9">А в конце сентября, когда наш курс поехал на свадьбу однокурсницы Гали из Борзны, я там всю ночь бренчал и пел из репертуара «Орфеев», «Ориона» и Дюка Эллингтона.</text:p>
      <text:p text:style-name="P9">И люди под меня танцевали!</text:p>
      <text:p text:style-name="P9">Стройная невеста в длинном белом платье, приникнув к массивной фигуре жениха, бросала мне благодарные взгляды, а её брат отваживал от проигрывателя желающих поставить пластинку.</text:p>
      <text:p text:style-name="P9">Не на всякой свадьбе бывает «живая музыка».</text:p>
      <text:p text:style-name="P10"/>
      <text:p text:style-name="P9">В начале октября меня вызвали в отдел кадров НГПИ.</text:p>
      <text:p text:style-name="P9">Начальник отдела кадров, не глядя мне в лицо, предложил пройти в дополнительную комнату <text:span text:style-name="T6">позади стола </text:span>в его кабинете, а сам остался сидеть, где сидел.</text:p>
      <text:p text:style-name="P9">Там тоже имелся стол, а за ним физкультурного вида мужчина с бритым лицом лет за сорок и блекло-тёмными волосами неопределённой длины.</text:p>
      <text:p text:style-name="P9">Сцепив пальцы длинных рук поверх стола, он представился капитаном Комитета госбезопасности <text:span text:style-name="T6">и объяснил, что,</text:span> для пресечения шпионской деятельности агентов ЦРУ, приезжающих в нашу страну под видом <text:span text:style-name="T7">корреспондентов, КГБ нужны молодые люди владеющие английским языком. </text:span></text:p>
      <text:p text:style-name="P11">Впоследствии, после соответствующих <text:s/>курсов спецподготовки, их направят <text:s/>в зарубежные страны для обеспечения нашей государственной безопасности.</text:p>
      <text:p text:style-name="P11">Ух, ты! Мечты сбываются и не надо идти к участковому Соловью!</text:p>
      <text:p text:style-name="P11">Капитан КГБ сам пришёл и сделал мне предложение, от которого <text:span text:style-name="T8">невозможно</text:span> отказаться; не зря же в юных грёзах я примерял рубаху Баниониса из «Мёртвого сезона».</text:p>
      <text:p text:style-name="P11">Осталось обсудить детали.</text:p>
      <text:p text:style-name="P1">Если по пути в общежитие после занятий я увижу его с газетой в руках, значит спустя час мне нужно позвонить ему вот по этому номеру для получения дальнейших инструкций.</text:p>
      <text:p text:style-name="P1">На том мы и расстались.</text:p>
      <text:p text:style-name="P1"/>
      <text:p text:style-name="P1">Через неделю, когда я звонил ему по телефону-автомату из стеклянного отсека в вестибюле общ<text:span text:style-name="T9">аги</text:span>, он проинструктировал меня приехать на вокзал и на первом этаже деревянного особнячка вокзальной милиции, рядом с общественной уборной, зайти в первую дверь направо.</text:p>
      <text:p text:style-name="P1"><text:soft-page-break/>За этой дверью, под его диктовку я написал заявление с просьбой зачислить меня в секретные сотрудники Комитета государственной безопасности, где, в целях конспирации, моим рабочим псевдонимом считать имя «Павел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07:11.011153225</meta:creation-date>
    <dc:date>2017-03-02T16:07:15.660263097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55" meta:word-count="854" meta:character-count="5596" meta:non-whitespace-character-count="4775"/>
    <meta:generator>LibreOffice/4.3.3.2$Linux_x86 LibreOffice_project/430m0$Build-2</meta:generator>
  </office:meta>
</office:document-meta>
</file>